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a8f4a" officeooo:paragraph-rsid="000a8f4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officeooo:rsid="000b6a89" officeooo:paragraph-rsid="000b6a8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0pt" officeooo:rsid="000b6a89" officeooo:paragraph-rsid="000b6a89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0b6a89" officeooo:paragraph-rsid="000ee31d" style:font-size-asian="10pt" style:font-size-complex="10pt"/>
    </style:style>
    <style:style style:name="T1" style:family="text">
      <style:text-properties officeooo:rsid="000c9a82"/>
    </style:style>
    <style:style style:name="T2" style:family="text">
      <style:text-properties officeooo:rsid="000cf0bb"/>
    </style:style>
    <style:style style:name="T3" style:family="text">
      <style:text-properties fo:font-weight="bold" officeooo:rsid="000cf0bb" style:font-weight-asian="bold" style:font-weight-complex="bold"/>
    </style:style>
    <style:style style:name="T4" style:family="text">
      <style:text-properties fo:font-weight="bold" officeooo:rsid="000ee31d" style:font-weight-asian="bold" style:font-weight-complex="bold"/>
    </style:style>
    <style:style style:name="T5" style:family="text">
      <style:text-properties fo:font-weight="normal" officeooo:rsid="000cf0bb" style:font-weight-asian="normal" style:font-weight-complex="normal"/>
    </style:style>
    <style:style style:name="T6" style:family="text">
      <style:text-properties fo:font-weight="normal" officeooo:rsid="000c9a82" style:font-weight-asian="normal" style:font-weight-complex="normal"/>
    </style:style>
    <style:style style:name="T7" style:family="text">
      <style:text-properties fo:font-weight="normal" officeooo:rsid="000ee31d" style:font-weight-asian="normal" style:font-weight-complex="normal"/>
    </style:style>
    <style:style style:name="T8" style:family="text">
      <style:text-properties fo:font-style="italic" fo:font-weight="normal" officeooo:rsid="000cf0b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ee31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c9a82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officeooo:rsid="000cf0b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ee31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c9a82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officeooo:rsid="000cf0bb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ee31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0c9a82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officeooo:rsid="000cf0b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ee31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c9a82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e Bases de Dados</text:p>
      <text:p text:style-name="P1">3ª Entrega</text:p>
      <text:p text:style-name="P1">2º Semestre 2021/2022</text:p>
      <text:p text:style-name="P1"/>
      <text:p text:style-name="P2"><text:tab/>1. Base de Dados</text:p>
      <text:p text:style-name="P3"/>
      <text:p text:style-name="P4">→ No esquema de base de dados que se encontra no ficheiro populate.sql optámos por apagar as tabelas no início do ficheiro (operação “drop if exists”) <text:span text:style-name="T1">e criá-las novamente, de modo a evitar que as tabelas não sejam atualizadas, classificámos tod</text:span><text:span text:style-name="T2">o</text:span><text:span text:style-name="T1">s </text:span><text:span text:style-name="T2">os atributos presentes nas tabelas como </text:span><text:span text:style-name="T3">NOT NULL</text:span><text:span text:style-name="T17"> </text:span><text:span text:style-name="T18">de modo a evitar que hajam entradas nulas nas tabelas.</text:span></text:p>
      <text:p text:style-name="P4"><text:span text:style-name="T18">→ </text:span><text:span text:style-name="T19"><text:s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21:02:25.806374440</meta:creation-date>
    <dc:date>2022-06-23T21:39:21.655794050</dc:date>
    <meta:editing-duration>PT5M54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6" meta:word-count="74" meta:character-count="427" meta:non-whitespace-character-count="356"/>
  </office:meta>
</office:document-meta>
</file>